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" manifest:full-path="Dialogs/Standard/"/>
  <manifest:file-entry manifest:media-type="text/xml" manifest:full-path="Dialogs/Games/dialog-lb.xml"/>
  <manifest:file-entry manifest:media-type="" manifest:full-path="Dialogs/Games/"/>
  <manifest:file-entry manifest:media-type="" manifest:full-path="Dialogs/"/>
  <manifest:file-entry manifest:media-type="text/xml" manifest:full-path="conten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text/xml" manifest:full-path="Basic/Games/Main.xml"/>
  <manifest:file-entry manifest:media-type="text/xml" manifest:full-path="Basic/Games/script-lb.xml"/>
  <manifest:file-entry manifest:media-type="" manifest:full-path="Basic/Games/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" manifest:full-path="Scripts/beanshell/Games/parcel-descriptor.xml"/>
  <manifest:file-entry manifest:media-type="" manifest:full-path="Scripts/beanshell/Games/Main.bsh"/>
  <manifest:file-entry manifest:media-type="application/binary" manifest:full-path="Scripts/beanshell/Games/"/>
  <manifest:file-entry manifest:media-type="application/binary" manifest:full-path="Scripts/beanshell/"/>
  <manifest:file-entry manifest:media-type="application/binary" manifest:full-path="Scripts/javascript/"/>
  <manifest:file-entry manifest:media-type="application/binary" manifest:full-path="Script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>
    <office:event-listeners>
      <script:event-listener script:language="ooo:script" script:event-name="dom:load" xlink:href="vnd.sun.star.script:Games.Main.bsh?language=BeanShell&amp;location=document" xlink:type="simple"/>
    </office:event-listeners>
  </office:scripts>
  <office:automatic-styles>
    <style:style style:name="dp1" style:family="drawing-page"/>
    <style:style style:name="gr1" style:family="graphic" style:parent-style-name="standard">
      <style:graphic-properties draw:stroke="none" draw:fill="none" fo:min-height="6.351cm"/>
    </style:style>
    <style:style style:name="gr2" style:family="graphic" style:parent-style-name="standard">
      <style:graphic-properties draw:stroke="none" svg:stroke-color="#000000" draw:fill="none" draw:fill-color="#ffffff" fo:min-height="0.1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button form:name="s" form:control-implementation="ooo:com.sun.star.form.component.CommandButton" xml:id="control1" form:id="control1" form:label="Start Games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Games.Main.Main?language=Basic&amp;location=document" xlink:type="simple"/>
              </office:event-listeners>
            </form:button>
          </form:form>
        </office:forms>
        <draw:frame draw:style-name="gr1" draw:text-style-name="P2" draw:layer="layout" svg:width="19.027cm" svg:height="6.601cm" svg:x="0.719cm" svg:y="1.141cm">
          <draw:text-box>
            <text:p text:style-name="P1"><text:span text:style-name="T1">Play games in OpenOffice.org</text:span></text:p>
          </draw:text-box>
        </draw:frame>
        <draw:frame draw:style-name="gr2" draw:text-style-name="P3" draw:layer="layout" svg:width="19cm" svg:height="1.115cm" svg:x="1cm" svg:y="12.839cm">
          <draw:text-box>
            <text:p text:style-name="P1"><text:span text:style-name="T2">Note: Macros must be enabled for the games to work.</text:span></text:p>
          </draw:text-box>
        </draw:frame>
        <draw:control draw:style-name="standard" draw:text-style-name="P4" draw:layer="controls" svg:width="14.872cm" svg:height="4.985cm" svg:x="3.37cm" svg:y="7.436cm" draw:control="control1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ael Schierl</meta:initial-creator>
    <meta:creation-date>2012-01-14T20:03:20.25</meta:creation-date>
    <dc:date>2012-01-14T20:51:47.32</dc:date>
    <dc:creator>Michael Schierl</dc:creator>
    <meta:editing-duration>PT45M27S</meta:editing-duration>
    <meta:editing-cycles>16</meta:editing-cycles>
    <meta:generator>OpenOffice.org/3.3$Win32 OpenOffice.org_project/330m20$Build-9567</meta:generator>
    <meta:document-statistic meta:object-count="3"/>
  </office:meta>
</office:document-meta>
</file>

<file path=Basic/Games/Main.xml><?xml version="1.0" encoding="utf-8"?>
<!DOCTYPE module  PUBLIC '-//OpenOffice.org//DTD OfficeDocument 1.0//EN'  'module.dtd'>
<script:module xmlns:script="http://openoffice.org/2000/script" script:name="Main" script:language="StarBasic">Sub Main
MsgBox "Unsupported OpenOffice.org version."
End Sub
</script:module>
</file>

<file path=Basic/Games/script-lb.xml><?xml version="1.0" encoding="utf-8"?>
<!DOCTYPE library  PUBLIC '-//OpenOffice.org//DTD OfficeDocument 1.0//EN'  'library.dtd'>
<library:library xmlns:library="http://openoffice.org/2000/library" library:name="Games" library:readonly="false" library:passwordprotected="false">
  <library:element library:name="Main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Games" library:link="false"/>
</library:libraries>
</file>

<file path=Dialogs/Games/dialog-lb.xml><?xml version="1.0" encoding="utf-8"?>
<!DOCTYPE library  PUBLIC '-//OpenOffice.org//DTD OfficeDocument 1.0//EN'  'library.dtd'>
<library:library xmlns:library="http://openoffice.org/2000/library" library:name="Games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Games" library:link="false"/>
</library:libraries>
</file>

<file path=Scripts/beanshell/Games/parcel-descriptor.xml><?xml version="1.0" encoding="utf-8"?>
<parcel xmlns:parcel="scripting.dtd" language="BeanShell">
  <script language="BeanShell">
    <locale lang="en">
      <displayname value="Main.bsh"/>
      <description>Main.bsh</description>
    </locale>
    <logicalname value="Main.bsh"/>
    <functionname value="Main.bsh"/>
  </script>
</parcel>
</file>